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788c"/>
    </style:style>
    <style:style style:name="P2" style:family="paragraph" style:parent-style-name="Standard">
      <style:text-properties style:text-underline-style="solid" style:text-underline-width="auto" style:text-underline-color="font-color" officeooo:paragraph-rsid="0004788c"/>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ner en consideración la consistencia en la capitalización de títulos y leyendas presentes en los formularios y botones. </text:p>
      <text:p text:style-name="P1"/>
      <text:p text:style-name="P1">● Tener en consideración que para algunos usuarios los íconos presentes junto a las opciones de navegación primaria podrían no ser del todo representativos (por ejemplo: el paquete se podría asociar con un regalo y el globo de conversación se podría asociar con un chat en línea).</text:p>
      <text:p text:style-name="P2"/>
      <text:p text:style-name="P1">●Tener en consideración la posibilidad de permitir el ingreso de nombres de ciudades en los campos “From” y “To” del recuadro de búsqueda de la página principal.</text:p>
      <text:p text:style-name="P1"/>
      <text:p text:style-name="P1">● Tener en consideración la posibilidad de solicitar en el recuadro de búsqueda de vuelos la edad de los menores al momento del viaje y calcular a partir de la misma si se trata de un niño o un infante.</text:p>
      <text:p text:style-name="P1"/>
      <text:p text:style-name="P1"><text:s/>● Tener en consideración que el tipo de vuelo “Round trip” podrían no tener sentido cuando se selecciona la opción “add another destination”.</text:p>
      <text:p text:style-name="P1"/>
      <text:p text:style-name="P1"><text:s/>● Tener en consideración que la zona central de contenidos de la página se podría ver sensiblemente afectada debido al alto que ocupa el encabezado de la misma. </text:p>
      <text:p text:style-name="P1"/>
      <text:p text:style-name="P1">● Tener en consideración la posibilidad de incorporar una leyenda que indique el significado de los recuadros que se encuentran por debajo del recuadro de búsqueda en la página principal. </text:p>
      <text:p text:style-name="P1"/>
      <text:p text:style-name="P1">● Tener en consideración que las opciones de filtro presentes en la página de resultados de búsqueda de vuelos deberían de mostrarse como un panel desplegable y no como un cuadro de selección. </text:p>
      <text:p text:style-name="P1"/>
      <text:p text:style-name="P1">● Tener en consideración que algunos usuarios podrían verse confundidos al encontrar dos botones que permiten aplicar los filtros seleccionados en la página de resultados de búsqueda de vuelos. También tener en consideración que al no existir un botón que permita aplicar el filtro por nombre de aerolínea, los usuarios podrían suponer que el mismo se aplica en forma inmediata, comportamiento que no es consistente con el de otros filtros. </text:p>
      <text:p text:style-name="P1"/>
      <text:p text:style-name="P1">● Tener en consideración que para los vuelos de ida y vuelta o de múltiples tramos, deberán realizarse tantas búsquedas como tramos tenga el itinerario. Por lo tanto, para representar la opciones como un conjunto de itinerarios deberán generar los mismos utilizando algún criterio del lado del cliente. </text:p>
      <text:p text:style-name="P1"/>
      <text:p text:style-name="P1">● Tener en consideración que los campos presentes en la página de ingreso de datos de los pasajeros tienen una leyenda asociada, cosa que no sucede en los campos que forman parte del recuadro de búsqueda de vuelos.</text:p>
      <text:p text:style-name="P1"/>
      <text:p text:style-name="P1">● Tener en consideración que la reputación corresponde a la aerolínea por lo tanto la misma debería de estar visualmente relacionada con la misma en la página de resultados de la búsqueda de vuelos. </text:p>
      <text:p text:style-name="P1"/>
      <text:p text:style-name="P1">● Tener en consideración que algunos usuarios podrían verse confundidos al encontrar 3 botones distintos para ordenar los resultados de la búsqueda de vuelos. Por otro lado, tampoco es posible indicar si el ordenamiento debe realizarse en forma ascendente o descendente. </text:p>
      <text:p text:style-name="P1"/>
      <text:p text:style-name="P1">● Tener en consideración que podría no tener mucho sentido diferenciar los datos de los pasajeros de acuerdo a su edad (adulto, niño o infante) en la página de ingreso de datos de los pasajeros. </text:p>
      <text:p text:style-name="P1"/>
      <text:p text:style-name="P1"/>
      <text:p text:style-name="P1"><text:soft-page-break/>● Tener en consideración la posibilidad de modificar la leyenda “Select document or passport” por “Document type” en la página de ingreso de datos de los pasajeros. </text:p>
      <text:p text:style-name="P1"/>
      <text:p text:style-name="P1">● Tener en consideración que algunos usuarios podrían encontrar confusa la leyenda “Number” que se muestra junto a su correspondiente campo en la página de ingreso de datos de los pasajeros.</text:p>
      <text:p text:style-name="P1"/>
      <text:p text:style-name="P1">● Tener en consideración que el recuadro que contiene los campos relacionados con el medio de pago no presenta una leyenda asociada en la página de ingreso de datos del pago. </text:p>
      <text:p text:style-name="P1"/>
      <text:p text:style-name="P1">● Tener en consideración la posibilidad de mostrar el resumen de los datos del vuelo, pasajeros, medio de pago, etc. antes de realizar la confirmación de la compra del pasaje. </text:p>
      <text:p text:style-name="P1"/>
      <text:p text:style-name="P1">● Tener en consideración que para poder calificar un vuelo es necesario proporcionar el número del mismo. </text:p>
      <text:p text:style-name="P1"/>
      <text:p text:style-name="P1">● Tener en consideración la posibilidad de poder ofrecer un acceso rápido a la calificación de la aerolínea (o del vuelo) desde cada uno de los resultados de la búsqueda de vuelos. </text:p>
      <text:p text:style-name="P1"/>
      <text:p text:style-name="P1">● Tener en consideración la posibilidad de desacoplar la funcionalidad de calificar un vuelo de la funcionalidad de resultado de búsqueda de calificaciones de un vuelo realizadas por otros usu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1:48:27.259040765</meta:creation-date>
    <dc:date>2016-10-18T11:51:41.688367634</dc:date>
    <meta:editing-duration>P0D</meta:editing-duration>
    <meta:editing-cycles>1</meta:editing-cycles>
    <meta:document-statistic meta:table-count="0" meta:image-count="0" meta:object-count="0" meta:page-count="2" meta:paragraph-count="21" meta:word-count="711" meta:character-count="4266" meta:non-whitespace-character-count="3560"/>
    <meta:generator>LibreOffice/4.2.8.2$Linux_X86_64 LibreOffice_project/420m0$Build-2</meta:generator>
  </office:meta>
</office:document-meta>
</file>